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77">
            <text:p>1977</text:p>
          </table:table-cell>
          <table:table-cell table:style-name="ce22" office:value-type="float" office:value="284">
            <text:p>28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91">
            <text:p>1391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52">
            <text:p>1352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7624">
            <text:p>17624</text:p>
          </table:table-cell>
          <table:table-cell table:style-name="ce22" office:value-type="float" office:value="2886">
            <text:p>288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618">
            <text:p>6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28">
            <text:p>1728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449">
            <text:p>1449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17">
            <text:p>1117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3653">
            <text:p>13653</text:p>
          </table:table-cell>
          <table:table-cell table:style-name="ce22" office:value-type="float" office:value="3151">
            <text:p>315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08">
            <text:p>1308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36">
            <text:p>2136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33">
            <text:p>1933</text:p>
          </table:table-cell>
          <table:table-cell table:style-name="ce22" office:value-type="float" office:value="803">
            <text:p>80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05">
            <text:p>1805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6398">
            <text:p>16398</text:p>
          </table:table-cell>
          <table:table-cell table:style-name="ce22" office:value-type="float" office:value="1547">
            <text:p>154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86">
            <text:p>1786</text:p>
          </table:table-cell>
          <table:table-cell table:style-name="ce22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01">
            <text:p>50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57">
            <text:p>5057</text:p>
          </table:table-cell>
          <table:table-cell table:style-name="ce22" office:value-type="float" office:value="2592">
            <text:p>259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400">
            <text:p>640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01">
            <text:p>110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541">
            <text:p>1541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237">
            <text:p>4237</text:p>
          </table:table-cell>
          <table:table-cell table:style-name="ce22" office:value-type="float" office:value="1275">
            <text:p>1275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71">
            <text:p>237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95">
            <text:p>1295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64">
            <text:p>26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652">
            <text:p>5652</text:p>
          </table:table-cell>
          <table:table-cell table:style-name="ce22" office:value-type="float" office:value="1094">
            <text:p>1094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81">
            <text:p>58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6">
            <text:p>1876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882">
            <text:p>1882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01">
            <text:p>120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63506">
            <text:p>63506</text:p>
          </table:table-cell>
          <table:table-cell table:style-name="ce22" office:value-type="float" office:value="10243">
            <text:p>102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59">
            <text:p>31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55">
            <text:p>205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59">
            <text:p>145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992">
            <text:p>17992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58">
            <text:p>355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9">
            <text:p>9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006">
            <text:p>15006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894">
            <text:p>3894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99">
            <text:p>279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35">
            <text:p>2835</text:p>
          </table:table-cell>
          <table:table-cell table:style-name="ce22" office:value-type="float" office:value="467">
            <text:p>46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21">
            <text:p>3221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341">
            <text:p>334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76">
            <text:p>1076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42">
            <text:p>134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230">
            <text:p>3230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1">
            <text:p>1991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62">
            <text:p>116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25">
            <text:p>102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04">
            <text:p>210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7">
            <text:p>95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849">
            <text:p>1849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4810">
            <text:p>44810</text:p>
          </table:table-cell>
          <table:table-cell table:style-name="ce22" office:value-type="float" office:value="2881">
            <text:p>288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826">
            <text:p>1826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153">
            <text:p>215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510">
            <text:p>5510</text:p>
          </table:table-cell>
          <table:table-cell table:style-name="ce22" office:value-type="float" office:value="2159">
            <text:p>2159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3">
            <text:p>1183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620">
            <text:p>10620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467">
            <text:p>146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14">
            <text:p>191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75">
            <text:p>1775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34">
            <text:p>83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310">
            <text:p>231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398">
            <text:p>5398</text:p>
          </table:table-cell>
          <table:table-cell table:style-name="ce22" office:value-type="float" office:value="1166">
            <text:p>1166</text:p>
          </table:table-cell>
          <table:table-cell table:style-name="ce22" office:value-type="float" office:value="1349">
            <text:p>134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09">
            <text:p>4009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04">
            <text:p>240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275">
            <text:p>3275</text:p>
          </table:table-cell>
          <table:table-cell table:style-name="ce22" office:value-type="float" office:value="1357">
            <text:p>1357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28">
            <text:p>2028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62">
            <text:p>4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13">
            <text:p>2513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5">
            <text:p>1845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172">
            <text:p>3172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551">
            <text:p>155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006">
            <text:p>100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72">
            <text:p>147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0208">
            <text:p>90208</text:p>
          </table:table-cell>
          <table:table-cell table:style-name="ce22" office:value-type="float" office:value="9059">
            <text:p>90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954">
            <text:p>2954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007">
            <text:p>4007</text:p>
          </table:table-cell>
          <table:table-cell table:style-name="ce22" office:value-type="float" office:value="689">
            <text:p>689</text:p>
          </table:table-cell>
          <table:table-cell table:style-name="ce22" office:value-type="float" office:value="1856">
            <text:p>185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65">
            <text:p>1265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738">
            <text:p>173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61">
            <text:p>166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496">
            <text:p>149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567">
            <text:p>10567</text:p>
          </table:table-cell>
          <table:table-cell table:style-name="ce22" office:value-type="float" office:value="4751">
            <text:p>4751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83">
            <text:p>1983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51">
            <text:p>55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020">
            <text:p>17020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2216">
            <text:p>221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343">
            <text:p>2343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2876">
            <text:p>2876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36">
            <text:p>133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851">
            <text:p>3851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9635">
            <text:p>9635</text:p>
          </table:table-cell>
          <table:table-cell table:style-name="ce22" office:value-type="float" office:value="2441">
            <text:p>2441</text:p>
          </table:table-cell>
          <table:table-cell table:style-name="ce22" office:value-type="float" office:value="2243">
            <text:p>224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85">
            <text:p>1585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95">
            <text:p>95</text:p>
          </table:table-cell>
          <table:table-cell table:style-name="ce22"/>
          <table:table-cell table:style-name="ce22" office:value-type="float" office:value="651">
            <text:p>65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17">
            <text:p>8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380">
            <text:p>6380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99">
            <text:p>369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927">
            <text:p>8927</text:p>
          </table:table-cell>
          <table:table-cell table:style-name="ce22" office:value-type="float" office:value="2451">
            <text:p>2451</text:p>
          </table:table-cell>
          <table:table-cell table:style-name="ce22" office:value-type="float" office:value="2492">
            <text:p>2492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90">
            <text:p>3590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551">
            <text:p>155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111">
            <text:p>211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88">
            <text:p>3088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993">
            <text:p>1993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21">
            <text:p>3721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5054">
            <text:p>5054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41">
            <text:p>64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022">
            <text:p>2022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2184">
            <text:p>2184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2078">
            <text:p>2078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30">
            <text:p>223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251">
            <text:p>125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92">
            <text:p>1492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53714">
            <text:p>153714</text:p>
          </table:table-cell>
          <table:table-cell table:style-name="ce22" office:value-type="float" office:value="19302">
            <text:p>1930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84">
            <text:p>2084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6">
            <text:p>75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73">
            <text:p>287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649">
            <text:p>17649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64">
            <text:p>464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49">
            <text:p>74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1155">
            <text:p>11155</text:p>
          </table:table-cell>
          <table:table-cell table:style-name="ce22" office:value-type="float" office:value="2490">
            <text:p>249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7">
            <text:p>1757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46">
            <text:p>1546</text:p>
          </table:table-cell>
          <table:table-cell table:style-name="ce22" office:value-type="float" office:value="425">
            <text:p>42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2">
            <text:p>37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62">
            <text:p>1462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8">
            <text:p>38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71">
            <text:p>57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42">
            <text:p>174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43">
            <text:p>1343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3254">
            <text:p>13254</text:p>
          </table:table-cell>
          <table:table-cell table:style-name="ce22" office:value-type="float" office:value="986">
            <text:p>98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19">
            <text:p>1719</text:p>
          </table:table-cell>
          <table:table-cell table:style-name="ce22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39">
            <text:p>1739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675">
            <text:p>3675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12">
            <text:p>191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13">
            <text:p>111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442">
            <text:p>3442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65">
            <text:p>2265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237">
            <text:p>4237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2811">
            <text:p>2811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556">
            <text:p>1556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646">
            <text:p>264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206">
            <text:p>6206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4329">
            <text:p>4329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493">
            <text:p>149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873">
            <text:p>6873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55399">
            <text:p>55399</text:p>
          </table:table-cell>
          <table:table-cell table:style-name="ce22" office:value-type="float" office:value="7250">
            <text:p>725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8">
            <text:p>12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749">
            <text:p>174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93">
            <text:p>2593</text:p>
          </table:table-cell>
          <table:table-cell table:style-name="ce22" office:value-type="float" office:value="630">
            <text:p>6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10">
            <text:p>25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54">
            <text:p>10354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81">
            <text:p>198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89">
            <text:p>208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45">
            <text:p>364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93">
            <text:p>18393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06">
            <text:p>60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454">
            <text:p>5454</text:p>
          </table:table-cell>
          <table:table-cell table:style-name="ce22" office:value-type="float" office:value="762">
            <text:p>76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35">
            <text:p>173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755">
            <text:p>755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7">
            <text:p>118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11">
            <text:p>6711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8">
            <text:p>110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064">
            <text:p>3064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023">
            <text:p>102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82">
            <text:p>3182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526">
            <text:p>15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65">
            <text:p>2265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362">
            <text:p>5362</text:p>
          </table:table-cell>
          <table:table-cell table:style-name="ce22" office:value-type="float" office:value="2471">
            <text:p>247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86">
            <text:p>118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49">
            <text:p>304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702">
            <text:p>470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72">
            <text:p>1372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28">
            <text:p>72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879">
            <text:p>7879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3">
            <text:p>9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6002">
            <text:p>46002</text:p>
          </table:table-cell>
          <table:table-cell table:style-name="ce22" office:value-type="float" office:value="4256">
            <text:p>425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05">
            <text:p>3005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83">
            <text:p>248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138">
            <text:p>5138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677">
            <text:p>1677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264">
            <text:p>326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083">
            <text:p>5083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3281">
            <text:p>328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26">
            <text:p>3726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899">
            <text:p>1899</text:p>
          </table:table-cell>
          <table:table-cell table:style-name="ce22" office:value-type="float" office:value="1831">
            <text:p>1831</text:p>
          </table:table-cell>
          <table:table-cell table:style-name="ce22" office:value-type="float" office:value="10084">
            <text:p>10084</text:p>
          </table:table-cell>
          <table:table-cell table:style-name="ce22" office:value-type="float" office:value="2766">
            <text:p>2766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29">
            <text:p>1629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739">
            <text:p>4739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116">
            <text:p>11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129">
            <text:p>8129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5140">
            <text:p>5140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323">
            <text:p>132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632">
            <text:p>163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6472">
            <text:p>16472</text:p>
          </table:table-cell>
          <table:table-cell table:style-name="ce22" office:value-type="float" office:value="1497">
            <text:p>1497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77">
            <text:p>137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1937">
            <text:p>91937</text:p>
          </table:table-cell>
          <table:table-cell table:style-name="ce22" office:value-type="float" office:value="10036">
            <text:p>100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44">
            <text:p>4744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644">
            <text:p>164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624">
            <text:p>362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8813">
            <text:p>8813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2750">
            <text:p>275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176">
            <text:p>5176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548">
            <text:p>54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679">
            <text:p>2679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525">
            <text:p>8525</text:p>
          </table:table-cell>
          <table:table-cell table:style-name="ce22" office:value-type="float" office:value="1753">
            <text:p>1753</text:p>
          </table:table-cell>
          <table:table-cell table:style-name="ce22" office:value-type="float" office:value="4153">
            <text:p>4153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991">
            <text:p>5991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437">
            <text:p>143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286">
            <text:p>128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136">
            <text:p>6136</text:p>
          </table:table-cell>
          <table:table-cell table:style-name="ce22" office:value-type="float" office:value="2829">
            <text:p>2829</text:p>
          </table:table-cell>
          <table:table-cell table:style-name="ce22" office:value-type="float" office:value="12895">
            <text:p>12895</text:p>
          </table:table-cell>
          <table:table-cell table:style-name="ce22" office:value-type="float" office:value="2902">
            <text:p>2902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185">
            <text:p>3185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7385">
            <text:p>7385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608">
            <text:p>160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335">
            <text:p>14335</text:p>
          </table:table-cell>
          <table:table-cell table:style-name="ce22" office:value-type="float" office:value="983">
            <text:p>983</text:p>
          </table:table-cell>
          <table:table-cell table:style-name="ce22" office:value-type="float" office:value="9469">
            <text:p>9469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938">
            <text:p>1938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3125">
            <text:p>312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3345">
            <text:p>23345</text:p>
          </table:table-cell>
          <table:table-cell table:style-name="ce22" office:value-type="float" office:value="3205">
            <text:p>3205</text:p>
          </table:table-cell>
          <table:table-cell table:style-name="ce22" office:value-type="float" office:value="1621">
            <text:p>162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128">
            <text:p>2128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147336">
            <text:p>147336</text:p>
          </table:table-cell>
          <table:table-cell table:style-name="ce22" office:value-type="float" office:value="17286">
            <text:p>1728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3">
            <text:p>1623</text:p>
          </table:table-cell>
          <table:table-cell table:style-name="ce22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74">
            <text:p>4074</text:p>
          </table:table-cell>
          <table:table-cell table:style-name="ce22" office:value-type="float" office:value="459">
            <text:p>45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350">
            <text:p>35350</text:p>
          </table:table-cell>
          <table:table-cell table:style-name="ce22" office:value-type="float" office:value="4738">
            <text:p>47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64">
            <text:p>3464</text:p>
          </table:table-cell>
          <table:table-cell table:style-name="ce22" office:value-type="float" office:value="1018">
            <text:p>101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959">
            <text:p>24959</text:p>
          </table:table-cell>
          <table:table-cell table:style-name="ce22" office:value-type="float" office:value="5647">
            <text:p>56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236">
            <text:p>23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77">
            <text:p>2277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98">
            <text:p>3998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65">
            <text:p>1665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29">
            <text:p>3529</text:p>
          </table:table-cell>
          <table:table-cell table:style-name="ce22" office:value-type="float" office:value="1229">
            <text:p>122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0074">
            <text:p>30074</text:p>
          </table:table-cell>
          <table:table-cell table:style-name="ce22" office:value-type="float" office:value="2545">
            <text:p>254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678">
            <text:p>3678</text:p>
          </table:table-cell>
          <table:table-cell table:style-name="ce22" office:value-type="float" office:value="443">
            <text:p>44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53">
            <text:p>125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0158">
            <text:p>120158</text:p>
          </table:table-cell>
          <table:table-cell table:style-name="ce22" office:value-type="float" office:value="17528">
            <text:p>175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89">
            <text:p>438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2417">
            <text:p>241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09">
            <text:p>4409</text:p>
          </table:table-cell>
          <table:table-cell table:style-name="ce22" office:value-type="float" office:value="1309">
            <text:p>130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794">
            <text:p>28794</text:p>
          </table:table-cell>
          <table:table-cell table:style-name="ce22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13">
            <text:p>12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612">
            <text:p>34612</text:p>
          </table:table-cell>
          <table:table-cell table:style-name="ce22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83">
            <text:p>168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282">
            <text:p>2282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1630">
            <text:p>11630</text:p>
          </table:table-cell>
          <table:table-cell table:style-name="ce22" office:value-type="float" office:value="2103">
            <text:p>210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34">
            <text:p>453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070">
            <text:p>10070</text:p>
          </table:table-cell>
          <table:table-cell table:style-name="ce22" office:value-type="float" office:value="1173">
            <text:p>117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48">
            <text:p>174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141">
            <text:p>214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92953">
            <text:p>92953</text:p>
          </table:table-cell>
          <table:table-cell table:style-name="ce22" office:value-type="float" office:value="7219">
            <text:p>72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25">
            <text:p>292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827">
            <text:p>3827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6752">
            <text:p>6752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88897">
            <text:p>188897</text:p>
          </table:table-cell>
          <table:table-cell table:style-name="ce22" office:value-type="float" office:value="19301">
            <text:p>1930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66">
            <text:p>346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539">
            <text:p>4539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8005">
            <text:p>8005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309055">
            <text:p>309055</text:p>
          </table:table-cell>
          <table:table-cell table:style-name="ce22" office:value-type="float" office:value="36829">
            <text:p>3682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